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17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17"/>
        <table:table-column table:style-name="co4" table:default-cell-style-name="ce5"/>
        <table:table-column table:style-name="co6" table:number-columns-repeated="1015" table:default-cell-style-name="ce5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8" office:value-type="string">
            <text:p>REV.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<text:s/>beeh: archive with central header <text:span text:style-name="T1">marker</text:span></text:p>
          </table:table-cell>
          <table:covered-table-cell table:number-columns-repeated="2" table:style-name="ce9"/>
          <table:table-cell table:style-name="ce5"/>
          <table:table-cell table:number-columns-repeated="1020"/>
        </table:table-row>
        <table:table-row table:style-name="ro1">
          <table:table-cell table:style-name="ce4" office:value-type="string" table:number-columns-spanned="3" table:number-rows-spanned="1">
            <text:p><text:s/>beeH: central header <text:span text:style-name="T1">marker</text:span></text:p>
          </table:table-cell>
          <table:covered-table-cell table:number-columns-repeated="2" table:style-name="ce9"/>
          <table:table-cell table:style-name="ce5"/>
          <table:table-cell table:number-columns-repeated="1020"/>
        </table:table-row>
        <table:table-row table:style-name="ro1">
          <table:table-cell table:style-name="ce4" office:value-type="string" table:number-columns-spanned="3" table:number-rows-spanned="1">
            <text:p><text:s/>bee : archive without central header <text:span text:style-name="T1">marker</text:span></text:p>
          </table:table-cell>
          <table:covered-table-cell table:number-columns-repeated="2" table:style-name="ce9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<text:s/>ARC.MARKER[4][beeh]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<text:s/>ARC.DATA</text:p>
          </table:table-cell>
          <table:table-cell/>
          <table:table-cell table:style-name="ce12" office:value-type="string">
            <text:p><text:s/>HEADER.END = 0</text:p>
          </table:table-cell>
          <table:table-cell table:number-columns-repeated="3"/>
          <table:table-cell table:style-name="ce12" office:value-type="string">
            <text:p><text:s/>HEADER.GENERIC = 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H]</text:p>
          </table:table-cell>
          <table:table-cell/>
          <table:table-cell table:style-name="ce13" office:value-type="string">
            <text:p><text:s/>HEADER.TYPE[∞][0]</text:p>
          </table:table-cell>
          <table:table-cell table:number-columns-repeated="3"/>
          <table:table-cell table:style-name="ce13" office:value-type="string">
            <text:p><text:s/>HEADER.TYPE[∞][1]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<text:s/>ARC.HEADER</text:p>
          </table:table-cell>
          <table:table-cell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21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<text:s/>. . .</text:p>
          </table:table-cell>
          <table:table-cell/>
          <table:table-cell table:style-name="ce14" office:value-type="string">
            <text:p><text:s/>-&gt;ARC.COMMENTLEN[∞]</text:p>
          </table:table-cell>
          <table:table-cell/>
          <table:table-cell table:style-name="ce19" office:value-type="string">
            <text:p><text:s/>foCOMMENT</text:p>
          </table:table-cell>
          <table:table-cell/>
          <table:table-cell table:style-name="ce14" office:value-type="string">
            <text:p><text:s/>-&gt;HEADER.NAMELEN[∞]</text:p>
          </table:table-cell>
          <table:table-cell table:style-name="ce21"/>
          <table:table-cell table:style-name="ce14" office:value-type="string">
            <text:p><text:s/>foNAM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<text:s/>ARC.HEADER.END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19" office:value-type="string">
            <text:p><text:s/>foCOMMENT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21"/>
          <table:table-cell table:style-name="ce14" office:value-type="string">
            <text:p><text:s/>foNAME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<text:s/>ARC.MARKER[4][beeh]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19" office:value-type="string">
            <text:p><text:s/>foCRC</text:p>
          </table:table-cell>
          <table:table-cell/>
          <table:table-cell table:style-name="ce14" office:value-type="string">
            <text:p><text:s/>-&gt;HEADER.SIZE[∞]</text:p>
          </table:table-cell>
          <table:table-cell table:style-name="ce21"/>
          <table:table-cell table:style-name="ce14" office:value-type="string">
            <text:p><text:s/>foSIZ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HEADER.SEEK*[∞]</text:p>
          </table:table-cell>
          <table:table-cell table:number-columns-repeated="3"/>
          <table:table-cell table:style-name="ce14" office:value-type="string">
            <text:p><text:s/>-&gt;HEADER.STOREDSIZE[∞]</text:p>
          </table:table-cell>
          <table:table-cell table:style-name="ce21"/>
          <table:table-cell table:style-name="ce14" office:value-type="string">
            <text:p><text:s/>foCODE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4" office:value-type="string">
            <text:p><text:s/>-&gt;HEADER.CTIME[∞]</text:p>
          </table:table-cell>
          <table:table-cell table:style-name="ce21"/>
          <table:table-cell table:style-name="ce14" office:value-type="string">
            <text:p><text:s/>foCTI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HEADER.CODER = 0</text:p>
          </table:table-cell>
          <table:table-cell table:style-name="ce5"/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21"/>
          <table:table-cell table:style-name="ce14" office:value-type="string">
            <text:p><text:s/>foMTI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TYPE[∞]</text:p>
          </table:table-cell>
          <table:table-cell table:style-name="ce5"/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21"/>
          <table:table-cell table:style-name="ce14" office:value-type="string">
            <text:p><text:s/>foATI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FLAGS[∞]</text:p>
          </table:table-cell>
          <table:table-cell table:style-name="ce5"/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21"/>
          <table:table-cell table:style-name="ce14" office:value-type="string">
            <text:p><text:s/>foATTRIBUT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VERSION</text:p>
          </table:table-cell>
          <table:table-cell table:style-name="ce5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MODE[∞]</text:p>
          </table:table-cell>
          <table:table-cell table:style-name="ce21"/>
          <table:table-cell table:style-name="ce14" office:value-type="string">
            <text:p><text:s/>foMOD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METHOD</text:p>
          </table:table-cell>
          <table:table-cell table:style-name="ce5"/>
          <table:table-cell table:style-name="ce14" office:value-type="string">
            <text:p><text:s/>foMETHOD</text:p>
          </table:table-cell>
          <table:table-cell/>
          <table:table-cell table:style-name="ce14" office:value-type="string">
            <text:p><text:s/>-&gt;HEADER.CRC[∞]</text:p>
          </table:table-cell>
          <table:table-cell table:style-name="ce21"/>
          <table:table-cell table:style-name="ce14" office:value-type="string">
            <text:p><text:s/>foCRC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DICTIONARY</text:p>
          </table:table-cell>
          <table:table-cell table:style-name="ce5"/>
          <table:table-cell table:style-name="ce14" office:value-type="string">
            <text:p><text:s/>foDICTIONARY</text:p>
          </table:table-cell>
          <table:table-cell/>
          <table:table-cell table:style-name="ce20" office:value-type="string">
            <text:p><text:s/>-&gt;HEADER.CODER</text:p>
          </table:table-cell>
          <table:table-cell table:style-name="ce21"/>
          <table:table-cell table:style-name="ce20" office:value-type="string">
            <text:p><text:s/>foCOD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TABLE</text:p>
          </table:table-cell>
          <table:table-cell table:style-name="ce5"/>
          <table:table-cell table:style-name="ce14" office:value-type="string">
            <text:p><text:s/>foTABLE</text:p>
          </table:table-cell>
          <table:table-cell/>
          <table:table-cell table:style-name="ce20" office:value-type="string">
            <text:p><text:s/>-&gt;HEADER.CRYPTER</text:p>
          </table:table-cell>
          <table:table-cell table:style-name="ce21"/>
          <table:table-cell table:style-name="ce20" office:value-type="string">
            <text:p><text:s/>foCRYP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TEAR</text:p>
          </table:table-cell>
          <table:table-cell table:style-name="ce5"/>
          <table:table-cell table:style-name="ce14" office:value-type="string">
            <text:p><text:s/>foTEAR</text:p>
          </table:table-cell>
          <table:table-cell/>
          <table:table-cell table:style-name="ce14" office:value-type="string">
            <text:p><text:s/>-&gt;HEADER.SEEK[∞]</text:p>
          </table:table-cell>
          <table:table-cell table:style-name="ce21"/>
          <table:table-cell table:style-name="ce14" office:value-type="string">
            <text:p><text:s/>foSEEK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MOVED</text:p>
          </table:table-cell>
          <table:table-cell table:style-name="ce5"/>
          <table:table-cell table:style-name="ce14" office:value-type="string">
            <text:p><text:s/>foMOVED</text:p>
          </table:table-cell>
          <table:table-cell/>
          <table:table-cell table:style-name="ce14" office:value-type="string">
            <text:p><text:s/>-&gt;HEADER.UID[∞]</text:p>
          </table:table-cell>
          <table:table-cell table:style-name="ce21"/>
          <table:table-cell table:style-name="ce14" office:value-type="string">
            <text:p><text:s/>foUI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/>
          <table:table-cell table:style-name="ce17"/>
          <table:table-cell/>
          <table:table-cell table:style-name="ce14" office:value-type="string">
            <text:p><text:s/>-&gt;HEADER.GID[∞]</text:p>
          </table:table-cell>
          <table:table-cell table:style-name="ce21"/>
          <table:table-cell table:style-name="ce14" office:value-type="string">
            <text:p><text:s/>foG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HEADER.CODER = 1</text:p>
          </table:table-cell>
          <table:table-cell table:style-name="ce5"/>
          <table:table-cell table:style-name="ce17"/>
          <table:table-cell/>
          <table:table-cell table:style-name="ce14" office:value-type="string">
            <text:p><text:s/>-&gt;HEADER.UNAMELEN[∞]</text:p>
          </table:table-cell>
          <table:table-cell table:style-name="ce21"/>
          <table:table-cell table:style-name="ce14" office:value-type="string">
            <text:p><text:s/>foU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TYPE[∞]</text:p>
          </table:table-cell>
          <table:table-cell table:style-name="ce5"/>
          <table:table-cell table:style-name="ce17"/>
          <table:table-cell/>
          <table:table-cell table:style-name="ce14" office:value-type="string">
            <text:p><text:s/>-&gt;HEADER.UNAME[∞]</text:p>
          </table:table-cell>
          <table:table-cell table:style-name="ce21"/>
          <table:table-cell table:style-name="ce14" office:value-type="string">
            <text:p><text:s/>foU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FLAGS[∞]</text:p>
          </table:table-cell>
          <table:table-cell table:style-name="ce5"/>
          <table:table-cell table:number-columns-repeated="2"/>
          <table:table-cell table:style-name="ce14" office:value-type="string">
            <text:p><text:s/>-&gt;HEADER.GNAMELEN[∞]</text:p>
          </table:table-cell>
          <table:table-cell table:style-name="ce21"/>
          <table:table-cell table:style-name="ce14" office:value-type="string">
            <text:p><text:s/>foGNAM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DER.VERSION</text:p>
          </table:table-cell>
          <table:table-cell table:style-name="ce5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HEADER.GNAME[∞]</text:p>
          </table:table-cell>
          <table:table-cell table:style-name="ce21"/>
          <table:table-cell table:style-name="ce14" office:value-type="string">
            <text:p><text:s/>foGNAM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14" office:value-type="string">
            <text:p><text:s/>-&gt;HEADER.COMMENTLEN[∞]</text:p>
          </table:table-cell>
          <table:table-cell table:style-name="ce21"/>
          <table:table-cell table:style-name="ce14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HEADER.CRYPTER = 0</text:p>
          </table:table-cell>
          <table:table-cell table:style-name="ce5"/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21"/>
          <table:table-cell table:style-name="ce14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CODER.TYPE[∞]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>
            <text:p><text:s/>HEADER.CODER.FLAGS[∞]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>
            <text:p><text:s/>-&gt;HEADER.CODER.VERSION</text:p>
          </table:table-cell>
          <table:table-cell table:style-name="ce5"/>
          <table:table-cell table:style-name="ce14" office:value-type="string">
            <text:p><text:s/>foVERSION</text:p>
          </table:table-cell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22"/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30/04/2012</text:date>, <text:time>22.26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4-30T22:26:42.75</dc:date>
    <meta:editing-duration>PT18H3M44S</meta:editing-duration>
    <meta:editing-cycles>471</meta:editing-cycles>
    <meta:generator>LibreOffice/3.4$Win32 LibreOffice_project/340m1$Build-302</meta:generator>
    <dc:title>BEE FILE FORMAT</dc:title>
    <meta:document-statistic meta:table-count="1" meta:cell-count="102" meta:object-count="0"/>
  </office:meta>
</office:document-meta>
</file>